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6.338cm"/>
    </style:style>
    <style:style style:name="co3" style:family="table-column">
      <style:table-column-properties fo:break-before="auto" style:column-width="6.5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姓名</text:p>
          </table:table-cell>
          <table:table-cell office:value-type="string" calcext:value-type="string">
            <text:p>手机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<text:s/>专业</text:p>
          </table:table-cell>
        </table:table-row>
        <table:table-row table:style-name="ro1">
          <table:table-cell office:value-type="string" calcext:value-type="string">
            <text:p>刘胜楠</text:p>
          </table:table-cell>
          <table:table-cell office:value-type="float" office:value="18700477882" calcext:value-type="float">
            <text:p>18700477882</text:p>
          </table:table-cell>
          <table:table-cell office:value-type="float" office:value="1219090596" calcext:value-type="float">
            <text:p>1219090596</text:p>
          </table:table-cell>
          <table:table-cell office:value-type="string" calcext:value-type="string">
            <text:p>电科</text:p>
          </table:table-cell>
        </table:table-row>
        <table:table-row table:style-name="ro1">
          <table:table-cell office:value-type="string" calcext:value-type="string">
            <text:p>张妙</text:p>
          </table:table-cell>
          <table:table-cell office:value-type="float" office:value="18291425907" calcext:value-type="float">
            <text:p>18291425907</text:p>
          </table:table-cell>
          <table:table-cell office:value-type="float" office:value="1462655302" calcext:value-type="float">
            <text:p>1462655302</text:p>
          </table:table-cell>
          <table:table-cell office:value-type="string" calcext:value-type="string">
            <text:p>电科</text:p>
          </table:table-cell>
        </table:table-row>
        <table:table-row table:style-name="ro1">
          <table:table-cell office:value-type="string" calcext:value-type="string">
            <text:p>韩笑</text:p>
          </table:table-cell>
          <table:table-cell office:value-type="float" office:value="18829212529" calcext:value-type="float">
            <text:p>18829212529</text:p>
          </table:table-cell>
          <table:table-cell office:value-type="float" office:value="934294659" calcext:value-type="float">
            <text:p>934294659</text:p>
          </table:table-cell>
          <table:table-cell office:value-type="string" calcext:value-type="string">
            <text:p>光电</text:p>
          </table:table-cell>
        </table:table-row>
        <table:table-row table:style-name="ro1">
          <table:table-cell office:value-type="string" calcext:value-type="string">
            <text:p>陈建鹏</text:p>
          </table:table-cell>
          <table:table-cell office:value-type="float" office:value="18710893672" calcext:value-type="float">
            <text:p>18710893672</text:p>
          </table:table-cell>
          <table:table-cell office:value-type="float" office:value="1252383431" calcext:value-type="float">
            <text:p>1252383431</text:p>
          </table:table-cell>
          <table:table-cell office:value-type="string" calcext:value-type="string">
            <text:p>电科</text:p>
          </table:table-cell>
        </table:table-row>
        <table:table-row table:style-name="ro1">
          <table:table-cell office:value-type="string" calcext:value-type="string">
            <text:p>郝兆楠</text:p>
          </table:table-cell>
          <table:table-cell office:value-type="float" office:value="15091895097" calcext:value-type="float">
            <text:p>15091895097</text:p>
          </table:table-cell>
          <table:table-cell office:value-type="float" office:value="741950136" calcext:value-type="float">
            <text:p>741950136</text:p>
          </table:table-cell>
          <table:table-cell office:value-type="string" calcext:value-type="string">
            <text:p><text:s/>电科</text:p>
          </table:table-cell>
        </table:table-row>
        <table:table-row table:style-name="ro1">
          <table:table-cell office:value-type="string" calcext:value-type="string">
            <text:p>贺海金</text:p>
          </table:table-cell>
          <table:table-cell office:value-type="float" office:value="18240899496" calcext:value-type="float">
            <text:p>18240899496</text:p>
          </table:table-cell>
          <table:table-cell office:value-type="float" office:value="849771607" calcext:value-type="float">
            <text:p>849771607</text:p>
          </table:table-cell>
          <table:table-cell office:value-type="string" calcext:value-type="string">
            <text:p>电信科</text:p>
          </table:table-cell>
        </table:table-row>
        <table:table-row table:style-name="ro1">
          <table:table-cell office:value-type="string" calcext:value-type="string">
            <text:p>龚红银</text:p>
          </table:table-cell>
          <table:table-cell office:value-type="float" office:value="18710899513" calcext:value-type="float">
            <text:p>18710899513</text:p>
          </table:table-cell>
          <table:table-cell office:value-type="float" office:value="1736882854" calcext:value-type="float">
            <text:p>1736882854</text:p>
          </table:table-cell>
          <table:table-cell office:value-type="string" calcext:value-type="string">
            <text:p>电信科</text:p>
          </table:table-cell>
        </table:table-row>
        <table:table-row table:style-name="ro1">
          <table:table-cell office:value-type="string" calcext:value-type="string">
            <text:p>边瑞康</text:p>
          </table:table-cell>
          <table:table-cell office:value-type="float" office:value="15771902106" calcext:value-type="float">
            <text:p>15771902106</text:p>
          </table:table-cell>
          <table:table-cell office:value-type="float" office:value="1365813040" calcext:value-type="float">
            <text:p>1365813040</text:p>
          </table:table-cell>
          <table:table-cell office:value-type="string" calcext:value-type="string">
            <text:p>电信科</text:p>
          </table:table-cell>
        </table:table-row>
        <table:table-row table:style-name="ro1">
          <table:table-cell office:value-type="string" calcext:value-type="string">
            <text:p>曹玉松</text:p>
          </table:table-cell>
          <table:table-cell office:value-type="float" office:value="18191253883" calcext:value-type="float">
            <text:p>18191253883</text:p>
          </table:table-cell>
          <table:table-cell office:value-type="float" office:value="1558991945" calcext:value-type="float">
            <text:p>1558991945</text:p>
          </table:table-cell>
          <table:table-cell office:value-type="string" calcext:value-type="string">
            <text:p>应物</text:p>
          </table:table-cell>
        </table:table-row>
        <table:table-row table:style-name="ro1">
          <table:table-cell office:value-type="string" calcext:value-type="string">
            <text:p>廖振鑫</text:p>
          </table:table-cell>
          <table:table-cell office:value-type="float" office:value="18829210589" calcext:value-type="float">
            <text:p>18829210589</text:p>
          </table:table-cell>
          <table:table-cell office:value-type="float" office:value="525433518" calcext:value-type="float">
            <text:p>525433518</text:p>
          </table:table-cell>
          <table:table-cell office:value-type="string" calcext:value-type="string">
            <text:p>光电</text:p>
          </table:table-cell>
        </table:table-row>
        <table:table-row table:style-name="ro1">
          <table:table-cell office:value-type="string" calcext:value-type="string">
            <text:p>程强</text:p>
          </table:table-cell>
          <table:table-cell office:value-type="float" office:value="15529206053" calcext:value-type="float">
            <text:p>15529206053</text:p>
          </table:table-cell>
          <table:table-cell office:value-type="float" office:value="82208622" calcext:value-type="float">
            <text:p>82208622</text:p>
          </table:table-cell>
          <table:table-cell office:value-type="string" calcext:value-type="string">
            <text:p>光电</text:p>
          </table:table-cell>
        </table:table-row>
        <table:table-row table:style-name="ro1">
          <table:table-cell office:value-type="string" calcext:value-type="string">
            <text:p>刘宇康</text:p>
          </table:table-cell>
          <table:table-cell office:value-type="float" office:value="18829214454" calcext:value-type="float">
            <text:p>18829214454</text:p>
          </table:table-cell>
          <table:table-cell office:value-type="float" office:value="1690488205" calcext:value-type="float">
            <text:p>1690488205</text:p>
          </table:table-cell>
          <table:table-cell office:value-type="string" calcext:value-type="string">
            <text:p>光电</text:p>
          </table:table-cell>
        </table:table-row>
        <table:table-row table:style-name="ro1">
          <table:table-cell office:value-type="string" calcext:value-type="string">
            <text:p>薛冠茂</text:p>
          </table:table-cell>
          <table:table-cell office:value-type="float" office:value="18829214282" calcext:value-type="float">
            <text:p>18829214282</text:p>
          </table:table-cell>
          <table:table-cell office:value-type="float" office:value="1692854213" calcext:value-type="float">
            <text:p>1692854213</text:p>
          </table:table-cell>
          <table:table-cell office:value-type="string" calcext:value-type="string">
            <text:p>光电</text:p>
          </table:table-cell>
        </table:table-row>
        <table:table-row table:style-name="ro1">
          <table:table-cell office:value-type="string" calcext:value-type="string">
            <text:p>陈宜臻</text:p>
          </table:table-cell>
          <table:table-cell office:value-type="float" office:value="18829210903" calcext:value-type="float">
            <text:p>18829210903</text:p>
          </table:table-cell>
          <table:table-cell office:value-type="float" office:value="903447792" calcext:value-type="float">
            <text:p>903447792</text:p>
          </table:table-cell>
          <table:table-cell office:value-type="string" calcext:value-type="string">
            <text:p>光电</text:p>
          </table:table-cell>
        </table:table-row>
        <table:table-row table:style-name="ro1">
          <table:table-cell office:value-type="string" calcext:value-type="string">
            <text:p>韩再鹏</text:p>
          </table:table-cell>
          <table:table-cell office:value-type="float" office:value="18829210510" calcext:value-type="float">
            <text:p>18829210510</text:p>
          </table:table-cell>
          <table:table-cell office:value-type="float" office:value="493096871" calcext:value-type="float">
            <text:p>493096871</text:p>
          </table:table-cell>
          <table:table-cell office:value-type="string" calcext:value-type="string">
            <text:p>电波</text:p>
          </table:table-cell>
        </table:table-row>
        <table:table-row table:style-name="ro1">
          <table:table-cell office:value-type="string" calcext:value-type="string">
            <text:p>葛晴</text:p>
          </table:table-cell>
          <table:table-cell office:value-type="float" office:value="18710895625" calcext:value-type="float">
            <text:p>18710895625</text:p>
          </table:table-cell>
          <table:table-cell office:value-type="float" office:value="459103011" calcext:value-type="float">
            <text:p>459103011</text:p>
          </table:table-cell>
          <table:table-cell office:value-type="string" calcext:value-type="string">
            <text:p>光电</text:p>
          </table:table-cell>
        </table:table-row>
        <table:table-row table:style-name="ro1">
          <table:table-cell office:value-type="string" calcext:value-type="string">
            <text:p>杨木李</text:p>
          </table:table-cell>
          <table:table-cell office:value-type="float" office:value="15594969598" calcext:value-type="float">
            <text:p>15594969598</text:p>
          </table:table-cell>
          <table:table-cell office:value-type="float" office:value="583526003" calcext:value-type="float">
            <text:p>583526003</text:p>
          </table:table-cell>
          <table:table-cell office:value-type="string" calcext:value-type="string">
            <text:p>电科</text:p>
          </table:table-cell>
        </table:table-row>
        <table:table-row table:style-name="ro1">
          <table:table-cell office:value-type="string" calcext:value-type="string">
            <text:p>何晨暄</text:p>
          </table:table-cell>
          <table:table-cell office:value-type="float" office:value="18291921469" calcext:value-type="float">
            <text:p>18291921469</text:p>
          </table:table-cell>
          <table:table-cell office:value-type="float" office:value="404686742" calcext:value-type="float">
            <text:p>404686742</text:p>
          </table:table-cell>
          <table:table-cell office:value-type="string" calcext:value-type="string">
            <text:p>光电</text:p>
          </table:table-cell>
        </table:table-row>
        <table:table-row table:style-name="ro1">
          <table:table-cell office:value-type="string" calcext:value-type="string">
            <text:p>邓双双</text:p>
          </table:table-cell>
          <table:table-cell office:value-type="float" office:value="18710893171" calcext:value-type="float">
            <text:p>18710893171</text:p>
          </table:table-cell>
          <table:table-cell office:value-type="float" office:value="1901245096" calcext:value-type="float">
            <text:p>1901245096</text:p>
          </table:table-cell>
          <table:table-cell office:value-type="string" calcext:value-type="string">
            <text:p>电波</text:p>
          </table:table-cell>
        </table:table-row>
        <table:table-row table:style-name="ro1">
          <table:table-cell office:value-type="string" calcext:value-type="string">
            <text:p>吝常青</text:p>
          </table:table-cell>
          <table:table-cell office:value-type="float" office:value="15829014842" calcext:value-type="float">
            <text:p>15829014842</text:p>
          </table:table-cell>
          <table:table-cell office:value-type="float" office:value="277736080" calcext:value-type="float">
            <text:p>277736080</text:p>
          </table:table-cell>
          <table:table-cell office:value-type="string" calcext:value-type="string">
            <text:p>电科</text:p>
          </table:table-cell>
        </table:table-row>
        <table:table-row table:style-name="ro1">
          <table:table-cell office:value-type="string" calcext:value-type="string">
            <text:p>徐卓</text:p>
          </table:table-cell>
          <table:table-cell office:value-type="float" office:value="15891537253" calcext:value-type="float">
            <text:p>15891537253</text:p>
          </table:table-cell>
          <table:table-cell office:value-type="float" office:value="460034675" calcext:value-type="float">
            <text:p>460034675</text:p>
          </table:table-cell>
          <table:table-cell office:value-type="string" calcext:value-type="string">
            <text:p>电科</text:p>
          </table:table-cell>
        </table:table-row>
        <table:table-row table:style-name="ro1">
          <table:table-cell office:value-type="string" calcext:value-type="string">
            <text:p>刘子栋</text:p>
          </table:table-cell>
          <table:table-cell office:value-type="float" office:value="15991274863" calcext:value-type="float">
            <text:p>15991274863</text:p>
          </table:table-cell>
          <table:table-cell office:value-type="float" office:value="7328817172" calcext:value-type="float">
            <text:p>7328817172</text:p>
          </table:table-cell>
          <table:table-cell office:value-type="string" calcext:value-type="string">
            <text:p>电信科</text:p>
          </table:table-cell>
        </table:table-row>
        <table:table-row table:style-name="ro1">
          <table:table-cell office:value-type="string" calcext:value-type="string">
            <text:p>刘洪博</text:p>
          </table:table-cell>
          <table:table-cell office:value-type="float" office:value="18182428190" calcext:value-type="float">
            <text:p>18182428190</text:p>
          </table:table-cell>
          <table:table-cell office:value-type="string" calcext:value-type="string">
            <text:p><text:s text:c="41"/>290553009电信科</text:p>
          </table:table-cell>
          <table:table-cell/>
        </table:table-row>
        <table:table-row table:style-name="ro1">
          <table:table-cell office:value-type="string" calcext:value-type="string">
            <text:p>颜俊</text:p>
          </table:table-cell>
          <table:table-cell office:value-type="float" office:value="18192508502" calcext:value-type="float">
            <text:p>18192508502</text:p>
          </table:table-cell>
          <table:table-cell office:value-type="float" office:value="1226489608" calcext:value-type="float">
            <text:p>1226489608</text:p>
          </table:table-cell>
          <table:table-cell office:value-type="string" calcext:value-type="string">
            <text:p>电科</text:p>
          </table:table-cell>
        </table:table-row>
        <table:table-row table:style-name="ro1">
          <table:table-cell office:value-type="string" calcext:value-type="string">
            <text:p>程俊森</text:p>
          </table:table-cell>
          <table:table-cell office:value-type="float" office:value="18829213758" calcext:value-type="float">
            <text:p>18829213758</text:p>
          </table:table-cell>
          <table:table-cell office:value-type="float" office:value="747841387" calcext:value-type="float">
            <text:p>747841387</text:p>
          </table:table-cell>
          <table:table-cell office:value-type="string" calcext:value-type="string">
            <text:p>电信科</text:p>
          </table:table-cell>
        </table:table-row>
        <table:table-row table:style-name="ro1">
          <table:table-cell office:value-type="string" calcext:value-type="string">
            <text:p>伍仪波</text:p>
          </table:table-cell>
          <table:table-cell office:value-type="float" office:value="18710897795" calcext:value-type="float">
            <text:p>18710897795</text:p>
          </table:table-cell>
          <table:table-cell office:value-type="float" office:value="915472038" calcext:value-type="float">
            <text:p>915472038</text:p>
          </table:table-cell>
          <table:table-cell office:value-type="string" calcext:value-type="string">
            <text:p>信息安全</text:p>
          </table:table-cell>
        </table:table-row>
        <table:table-row table:style-name="ro1">
          <table:table-cell office:value-type="string" calcext:value-type="string">
            <text:p>郝赵杰</text:p>
          </table:table-cell>
          <table:table-cell office:value-type="float" office:value="13468720668" calcext:value-type="float">
            <text:p>13468720668</text:p>
          </table:table-cell>
          <table:table-cell office:value-type="float" office:value="1546561906" calcext:value-type="float">
            <text:p>15465619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9:03:15.534641711</meta:creation-date>
    <dc:date>2014-03-19T20:27:57.638929125</dc:date>
    <meta:editing-duration>PT6M29S</meta:editing-duration>
    <meta:editing-cycles>1</meta:editing-cycles>
    <meta:document-statistic meta:table-count="1" meta:cell-count="110" meta:object-count="0"/>
    <meta:generator>LibreOffice/4.1.3.2$Linux_x86 LibreOffice_project/410m0$Build-2</meta:generator>
  </office:meta>
</office:document-meta>
</file>